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00%"/>
    </style:style>
    <style:style style:name="P2" style:family="paragraph" style:parent-style-name="Text_20_body">
      <style:paragraph-properties fo:margin-top="0cm" fo:margin-bottom="0cm" style:contextual-spacing="false" fo:line-height="100%"/>
      <style:text-properties officeooo:rsid="000ab816" officeooo:paragraph-rsid="000ab816"/>
    </style:style>
    <style:style style:name="P3" style:family="paragraph" style:parent-style-name="Text_20_body">
      <style:paragraph-properties fo:margin-top="0cm" fo:margin-bottom="0cm" style:contextual-spacing="false" fo:line-height="100%"/>
      <style:text-properties fo:font-variant="normal" fo:text-transform="none" fo:color="#000000" style:text-line-through-style="none" style:text-line-through-type="none" style:font-name="Consolas" fo:font-size="10.5pt" fo:font-style="normal" style:text-underline-style="none" fo:font-weight="normal" officeooo:rsid="000ab816" officeooo:paragraph-rsid="000ab816" style:text-blinking="false" fo:background-color="transparent"/>
    </style:style>
    <style:style style:name="P4" style:family="paragraph" style:parent-style-name="Text_20_body" style:list-style-name="L1">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style:text-blinking="false" fo:background-color="transparent"/>
    </style:style>
    <style:style style:name="P5" style:family="paragraph" style:parent-style-name="Text_20_body" style:list-style-name="L2">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officeooo:rsid="000ab816" officeooo:paragraph-rsid="000ab816" style:text-blinking="false" fo:background-color="transparent"/>
    </style:style>
    <style:style style:name="P7" style:family="paragraph" style:parent-style-name="Text_20_body" style:list-style-name="L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text-line-through-type="none" style:font-name="Consolas" fo:font-size="10.5pt" fo:font-style="normal" style:text-underline-style="none" fo:font-weight="normal" style:text-blinking="false" fo:background-color="transparent"/>
    </style:style>
    <style:style style:name="T1" style:family="text">
      <style:text-properties officeooo:rsid="000ab81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apitulo 6 Ejercicios de Programación</text:p>
      <text:p text:style-name="P1">Pregunta 1.</text:p>
      <text:p text:style-name="P1">Primero hay que preguntarnos que tipos de datos primitivos son compatibles entre si, como resultado del experimento vemos que los tipos int. Float. Char, double son compatibles entre si aguantando operaciones como de adicionan, resta etc, menos la operación modulo</text:p>
      <text:p text:style-name="P1"/>
      <text:p text:style-name="P1">También se puede afirmar que los punteros no son compatibles entre si dado el tipo en el cual fueron inicializados pero si individualmente soportar operaciones aritméticas</text:p>
      <text:p text:style-name="P1"/>
      <text:p text:style-name="P1">Pregunta 2.</text:p>
      <text:p text:style-name="P1">Los variables y vectores en C ocupan un tamaño prefijado, no pueden variarlo durante la ejecución del programa. </text:p>
      <text:p text:style-name="P1">Por medio de punteros se puede reservar o liberar memoria dinámicamente, es decir, según se necesite. Para ello existen varias funciones estándares, de la biblioteca &lt;stdlib.h&gt;</text:p>
      <text:p text:style-name="P1"/>
      <text:p text:style-name="P1">Función free</text:p>
      <text:p text:style-name="P1"/>
      <text:p text:style-name="P1">Cuando una zona de memoria reservada con malloc ya no se necesita, puede ser liberada mediante la función free.</text:p>
      <text:p text:style-name="P1"/>
      <text:p text:style-name="P1">void free (void* ptr); </text:p>
      <text:p text:style-name="P1"/>
      <text:p text:style-name="P1">ptr es un puntero de cualquier tipo que apunta a un área de memoria reservada previamente con malloc.</text:p>
      <text:p text:style-name="P1">Si ptr apunta a una zona de memoria indebida, los efectos pueden ser desastrosos, igual que si se libera dos veces la misma zona. </text:p>
      <text:p text:style-name="P1"/>
      <text:p text:style-name="P1">Pregunta 3.</text:p>
      <text:p text:style-name="P1">Pregunta 4.</text:p>
      <text:p text:style-name="P1">Pregunta 5.</text:p>
      <text:p text:style-name="P1"/>
      <text:p text:style-name="P1">Observando el siguiente codigo</text:p>
      <text:p text:style-name="P1">enum Colores{rojo, azul, amarillo, verde, plateado, dorado, naranja, morado};</text:p>
      <text:p text:style-name="P1">Colores color; </text:p>
      <text:p text:style-name="P1">color = rojo; </text:p>
      <text:p text:style-name="P1">if(color != amarillo) </text:p>
      <text:p text:style-name="P1">cout&lt;&lt;"el color no es amarillo"&lt;&lt;endl; </text:p>
      <text:p text:style-name="P1">else </text:p>
      <text:p text:style-name="P1">cout&lt;&lt;"el color es amarillo"&lt;&lt;endl; </text:p>
      <text:p text:style-name="P1">color = plateado;</text:p>
      <text:p text:style-name="P1">El tipo enum de c++ es heredado del lenguaje C </text:p>
      <text:p text:style-name="P1">En esencia, tipos enumerados proporcionan un nombre simbólico para representar un estado de una lista de estados. </text:p>
      <text:p text:style-name="P1"/>
      <text:p text:style-name="P1">// CORRECT: </text:p>
      <text:p text:style-name="P1">if ( my_security_level == secret ) ... </text:p>
      <text:p text:style-name="P1">// INCORRECT: </text:p>
      <text:p text:style-name="P1">if ( ! strcmp(my_security_level,</text:p>
      <text:p text:style-name="P1">// ALSO INCORRECT: </text:p>
      <text:p text:style-name="P1">if ( ! strcmp(my_security_level,"</text:p>
      <text:p text:style-name="P1"/>
      <text:p text:style-name="P1"/>
      <text:p text:style-name="P1"><text:soft-page-break/>Operaciones ilegales </text:p>
      <text:p text:style-name="P1">color ++; </text:p>
      <text:p text:style-name="P1">color --; </text:p>
      <text:p text:style-name="P1">color + 2; </text:p>
      <text:p text:style-name="P1">color - 5; </text:p>
      <text:p text:style-name="P1">color = 4; </text:p>
      <text:p text:style-name="P1">color += 5; </text:p>
      <text:p text:style-name="P1">color -= 5; </text:p>
      <text:p text:style-name="P1">color = color * 2; </text:p>
      <text:p text:style-name="P1">color = color / 2; </text:p>
      <text:p text:style-name="P1">Colores[1] = mango; </text:p>
      <text:p text:style-name="P1">Colores::amarillo = 6; </text:p>
      <text:p text:style-name="P1"/>
      <text:p text:style-name="P1"/>
      <text:p text:style-name="P1">Operaciones </text:p>
      <text:p text:style-name="P1">enum Colores{rojo=1, azul, amarillo, verde, plateado, dorado, naranja, morado}; </text:p>
      <text:p text:style-name="P1">comenzara rojo 1, azul 2 crecientemente, al contrario del default que empezaría desde el indice 0 </text:p>
      <text:p text:style-name="P1">enum Colores{rojo=1, azul, amarillo, verde, plateado, dorado, naranja, morado=1}; </text:p>
      <text:p text:style-name="P1">en este caso el color rojo y el morado tendrán el mismo valor 1 </text:p>
      <text:p text:style-name="P1">rojo = azul</text:p>
      <text:p text:style-name="P1"/>
      <text:p text:style-name="P1">En el caso de C# el tipo enum se puede hacer</text:p>
      <text:p text:style-name="P1">color ++</text:p>
      <text:p text:style-name="P1">++ color</text:p>
      <text:p text:style-name="P1"/>
      <text:p text:style-name="P1"/>
      <text:p text:style-name="P2">Pregunta 6: Enum y readonly</text:p>
      <text:p text:style-name="P2">El tipo enum es mas confiable, es codigo mas limpio encapsula mas la abstraccion que un const,</text:p>
      <text:p text:style-name="P2">al definir un tipo enum por medio de const se puede acceder libremente con el operador ++ por toda la pseudo tipo enum pero no se podra hacer la comparaciones como el tipo enum que son int implicitamente.</text:p>
      <text:p text:style-name="P2"/>
      <text:p text:style-name="P2">Pregunta 7: punteros y subindices</text:p>
      <text:p text:style-name="P2"/>
      <text:p text:style-name="P2">Lo indices son mas legibles y tienen mejor manejo que los punteros que hace tedioso el codigo y un poco dificil de entender, pero al manejar punteros se hace un poco mas rapido el acceso al dato</text:p>
      <text:p text:style-name="P2"/>
      <text:p text:style-name="P1"/>
      <text:p text:style-name="P2">Pregunta 10: Operaciones legales en C++ ilegales en java</text:p>
      <text:p text:style-name="P3"><text:bookmark text:name="docs-internal-guid-a4a9ec38-f1a4-8d3b-54a5-42f1646c1fa9"/><text:tab/>int = long;</text:p>
      <text:list xml:id="list6430959607208974397" text:style-name="L1">
        <text:list-header>
          <text:p text:style-name="P4">int <text:s/>= <text:span text:style-name="T1">float</text:span> </text:p>
          <text:p text:style-name="P4">int <text:s/>= <text:span text:style-name="T1">double</text:span>;</text:p>
          <text:p text:style-name="P4">char <text:s/>= <text:span text:style-name="T1">int</text:span>; </text:p>
          <text:p text:style-name="P4">float = <text:span text:style-name="T1">double</text:span>; </text:p>
          <text:p text:style-name="P4">short = <text:span text:style-name="T1">double</text:span>;</text:p>
          <text:p text:style-name="P4">short = <text:span text:style-name="T1">int</text:span></text:p>
        </text:list-header>
      </text:list>
      <text:p text:style-name="P6"/>
      <text:p text:style-name="P6">Pregunta 11: Operaciones legales en java ilegales en ADA</text:p>
      <text:p text:style-name="P6"/>
      <text:p text:style-name="P6"><text:bookmark text:name="docs-internal-guid-a4a9ec38-f1a6-607f-9059-5563173b7545"/><text:tab/>float = <text:s/>int</text:p>
      <text:list xml:id="list7896494786570846913" text:style-name="L2">
        <text:list-header>
          <text:p text:style-name="P5"><text:soft-page-break/>double = <text:span text:style-name="T1">int</text:span></text:p>
          <text:p text:style-name="P5">long = int </text:p>
          <text:p text:style-name="P7">int = <text:span text:style-name="T1">short</text:span></text:p>
        </text:list-header>
      </text:list>
      <text:p text:style-name="P6"/>
      <text:p text:style-name="P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08:42:38.182391948</meta:creation-date>
    <dc:date>2015-11-10T09:02:53.080701447</dc:date>
    <meta:editing-duration>P0D</meta:editing-duration>
    <meta:editing-cycles>1</meta:editing-cycles>
    <meta:document-statistic meta:table-count="0" meta:image-count="0" meta:object-count="0" meta:page-count="3" meta:paragraph-count="71" meta:word-count="542" meta:character-count="3157" meta:non-whitespace-character-count="2654"/>
    <meta:generator>LibreOffice/4.2.7.2$Linux_X86_64 LibreOffice_project/420m0$Build-2</meta:generator>
  </office:meta>
</office:document-meta>
</file>